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8000003CEC61249955D15C533.png" manifest:media-type="image/png"/>
  <manifest:file-entry manifest:full-path="Pictures/1000000100000548000003CEA1515B961C2BBFC3.png" manifest:media-type="image/png"/>
  <manifest:file-entry manifest:full-path="Pictures/1000000100000548000003CECCCE2844C5284AD8.png" manifest:media-type="image/png"/>
  <manifest:file-entry manifest:full-path="Pictures/1000000100000548000003CE4091DB99C89B95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951" officeooo:paragraph-rsid="001c7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parcial</text:p>
      <text:p text:style-name="P1"/>
      <text:p text:style-name="P1">1)<text:tab/>a)</text:p>
      <text:p text:style-name="P1"/>
      <text:p text:style-name="P1"><draw:frame draw:style-name="fr1" draw:name="Image1" text:anchor-type="char" svg:x="0.0417in" svg:y="0.0764in" svg:width="6.6929in" svg:height="4.8217in" draw:z-index="0"><draw:image xlink:href="Pictures/1000000100000548000003CE4091DB99C89B95F8.png" xlink:type="simple" xlink:show="embed" xlink:actuate="onLoad" draw:mime-type="image/png"/></draw:frame><draw:frame draw:style-name="fr1" draw:name="Image2" text:anchor-type="char" svg:x="-0.1252in" svg:y="5.0429in" svg:width="6.6929in" svg:height="4.8217in" draw:z-index="1"><draw:image xlink:href="Pictures/1000000100000548000003CECCCE2844C5284AD8.png" xlink:type="simple" xlink:show="embed" xlink:actuate="onLoad" draw:mime-type="image/png"/></draw:frame></text:p>
      <text:p text:style-name="P1"><text:soft-page-break/></text:p>
      <text:p text:style-name="P1"/>
      <text:p text:style-name="P1"><draw:frame draw:style-name="fr2" draw:name="Image3" text:anchor-type="char" svg:width="6.6929in" svg:height="4.8217in" draw:z-index="2"><draw:image xlink:href="Pictures/1000000100000548000003CEA1515B961C2BBF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2398in" svg:y="0.0835in" svg:width="6.6929in" svg:height="4.8217in" draw:z-index="3"><draw:image xlink:href="Pictures/1000000100000548000003CEC61249955D15C53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06:56.312641469</meta:creation-date>
    <dc:date>2023-09-27T13:55:52.201081232</dc:date>
    <meta:editing-duration>PT8M3S</meta:editing-duration>
    <meta:editing-cycles>1</meta:editing-cycles>
    <meta:document-statistic meta:table-count="0" meta:image-count="4" meta:object-count="0" meta:page-count="4" meta:paragraph-count="3" meta:word-count="5" meta:character-count="21" meta:non-whitespace-character-count="19"/>
    <meta:generator>LibreOffice/7.3.7.2$Linux_X86_64 LibreOffice_project/30$Build-2</meta:generator>
  </office:meta>
</office:document-meta>
</file>